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933cm" fo:margin-left="0cm" fo:margin-right="0.053cm" table:align="margins"/>
    </style:style>
    <style:style style:name="Tabela1.A" style:family="table-column">
      <style:table-column-properties style:column-width="2.831cm" style:rel-column-width="10956*"/>
    </style:style>
    <style:style style:name="Tabela1.B" style:family="table-column">
      <style:table-column-properties style:column-width="4.233cm" style:rel-column-width="16383*"/>
    </style:style>
    <style:style style:name="Tabela1.C" style:family="table-column">
      <style:table-column-properties style:column-width="1.984cm" style:rel-column-width="7679*"/>
    </style:style>
    <style:style style:name="Tabela1.D" style:family="table-column">
      <style:table-column-properties style:column-width="2.275cm" style:rel-column-width="8806*"/>
    </style:style>
    <style:style style:name="Tabela1.F" style:family="table-column">
      <style:table-column-properties style:column-width="2.778cm" style:rel-column-width="1075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/>
    </style:style>
    <style:style style:name="P2" style:family="paragraph" style:parent-style-name="Standard">
      <style:text-properties style:font-name="Ubuntu"/>
    </style:style>
    <style:style style:name="P3" style:family="paragraph" style:parent-style-name="Text_20_body">
      <style:paragraph-properties fo:margin-left="-1.032cm" fo:margin-right="0cm" fo:margin-top="0cm" fo:margin-bottom="0.212cm" loext:contextual-spacing="false" fo:text-indent="1.561cm" style:auto-text-indent="false"/>
    </style:style>
    <style:style style:name="P4" style:family="paragraph" style:parent-style-name="Text_20_body">
      <style:text-properties officeooo:rsid="00029507" officeooo:paragraph-rsid="00029507"/>
    </style:style>
    <style:style style:name="P5" style:family="paragraph" style:parent-style-name="Text_20_body">
      <style:text-properties officeooo:rsid="000400b2" officeooo:paragraph-rsid="000400b2"/>
    </style:style>
    <style:style style:name="T1" style:family="text">
      <style:text-properties officeooo:rsid="00029507"/>
    </style:style>
    <style:style style:name="T2" style:family="text">
      <style:text-properties officeooo:rsid="000400b2"/>
    </style:style>
    <style:style style:name="T3" style:family="text">
      <style:text-properties officeooo:rsid="0004b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3"/>Zdarzenia Dom</text:h>
      <text:h text:style-name="Heading_20_2" text:outline-level="2"><text:s text:c="3"/>Czym są zdarzenia?</text:h>
      <text:h text:style-name="Heading_20_3" text:outline-level="3"><text:s text:c="3"/>Rodzaje zdarzeń 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A"/>
        <table:table-column table:style-name="Tabela1.F"/>
        <table:table-row>
          <table:table-cell table:style-name="Tabela1.A1" office:value-type="string">
            <text:p text:style-name="P1">User interface enevts – zdarzenia przypisywane do obiektu window</text:p>
          </table:table-cell>
          <table:table-cell table:style-name="Tabela1.A1" office:value-type="string">
            <text:p text:style-name="P1">Document</text:p>
            <text:p text:style-name="P1">events – zdarzenia rejestrowane <text:s/>na dokumencie</text:p>
          </table:table-cell>
          <table:table-cell table:style-name="Tabela1.A1" office:value-type="string">
            <text:p text:style-name="P2">Form events – wywoływane na formularzu lub jego polach</text:p>
          </table:table-cell>
          <table:table-cell table:style-name="Tabela1.A1" office:value-type="string">
            <text:p text:style-name="P1">Focus events</text:p>
          </table:table-cell>
          <table:table-cell table:style-name="Tabela1.A1" office:value-type="string">
            <text:p text:style-name="P1">Mouse events</text:p>
          </table:table-cell>
          <table:table-cell table:style-name="Tabela1.F1" office:value-type="string">
            <text:p text:style-name="P1">Keyboard enents</text:p>
          </table:table-cell>
        </table:table-row>
        <table:table-row>
          <table:table-cell table:style-name="Tabela1.A2" office:value-type="string">
            <text:p text:style-name="P1">load – gdy cała strona się załaduje,</text:p>
            <text:p text:style-name="P1"/>
            <text:p text:style-name="P1">unload <text:s/>gdy opuszczamy stronę, </text:p>
            <text:p text:style-name="P1"/>
            <text:p text:style-name="P1">resize gdy scalujemy okno , </text:p>
            <text:p text:style-name="P1">scroll gdy skrolujemy okno</text:p>
            <text:p text:style-name="P1"/>
            <text:p text:style-name="P1"/>
          </table:table-cell>
          <table:table-cell table:style-name="Tabela1.A2" office:value-type="string">
            <text:p text:style-name="P1">readystadychange</text:p>
            <text:p text:style-name="P1"/>
            <text:p text:style-name="P1">DomContentLoaded</text:p>
            <text:p text:style-name="P1"/>
            <text:p text:style-name="P1"/>
          </table:table-cell>
          <table:table-cell table:style-name="Tabela1.A2" office:value-type="string">
            <text:p text:style-name="P1">change</text:p>
            <text:p text:style-name="P1">select</text:p>
            <text:p text:style-name="P1">submit</text:p>
            <text:p text:style-name="P1">reset</text:p>
          </table:table-cell>
          <table:table-cell table:style-name="Tabela1.A2" office:value-type="string">
            <text:p text:style-name="P1">blur</text:p>
            <text:p text:style-name="P1">focus</text:p>
          </table:table-cell>
          <table:table-cell table:style-name="Tabela1.A2" office:value-type="string">
            <text:p text:style-name="P1">click</text:p>
            <text:p text:style-name="P1">dbclick</text:p>
            <text:p text:style-name="P1">mousedown gdy wciśniemy przycisk myszy,</text:p>
            <text:p text:style-name="P1">mouseup gdy puścimy przycisk,</text:p>
            <text:p text:style-name="P1">mouseenter</text:p>
            <text:p text:style-name="P1">mouseleave</text:p>
            <text:p text:style-name="P1">mouseover</text:p>
            <text:p text:style-name="P1">mousemove</text:p>
          </table:table-cell>
          <table:table-cell table:style-name="Tabela1.F2" office:value-type="string">
            <text:p text:style-name="P1">Keydown gdy jakiś przycisk zostanie wciśnięty,</text:p>
            <text:p text:style-name="P1">keyup gdy puścimy ten przycisk,</text:p>
            <text:p text:style-name="P1">keypress gdy wciśniemy przycisk </text:p>
          </table:table-cell>
        </table:table-row>
      </table:table>
      <text:p text:style-name="P3"/>
      <text:h text:style-name="Heading_20_3" text:outline-level="3"><text:s/>Informacje o zdarzeniu </text:h>
      <text:p text:style-name="Text_20_body"><text:s/>Jeśli zrejestrujemy jakieś zdarzenie na konktretnym elemencie i to zdarzenie zajdzie to zostanie <text:s text:c="2"/><text:span text:style-name="T1"><text:s text:c="3"/></text:span>wywołany kod obsługi tego zdarzenia, jednocześnie utworzony zostanie obiekt event, który zawiera <text:span text:style-name="T1"><text:s text:c="2"/></text:span>informacje o zdarzeniu </text:p>
      <text:p text:style-name="Text_20_body"><text:s/>Target – elemnet na którym takie zdarzenie zostało wykonane</text:p>
      <text:p text:style-name="Text_20_body"><text:s/>Współrzędne myszy czyli x, y położenia kursora</text:p>
      <text:p text:style-name="Text_20_body"><text:s/>Wciśnięty klawisz <text:s/>- czy wciśnięty SHIFT ? </text:p>
      <text:p text:style-name="Text_20_body"><text:s/>Ilość pobranych danych</text:p>
      <text:p text:style-name="Text_20_body"><text:s/>Poprzednia wartość </text:p>
      <text:p text:style-name="Text_20_body"><text:s/></text:p>
      <text:h text:style-name="Heading_20_2" text:outline-level="2">Zdarzenia,<text:span text:style-name="T1"> czyli eventy</text:span></text:h>
      <text:p text:style-name="P4">Kliknięcie jest zdarzeniem, czyli eventem. JS można budować własne zdarzenia i wykorzystać je do <text:soft-page-break/>budowy lepszej architektury skryptu. </text:p>
      <text:p text:style-name="P4">W JS do każdego elementu na stronie można dodać "nasłuch<text:span text:style-name="T2">i</text:span>wacz zdarzeń"<text:span text:style-name="T2"> (ang - event listener). Będzie on czekać na konkretny event występujący na tym elemencie. Kiedy się doczeka, wykona wcześniej zdefiniowaną funkcję, której przekaże informacje o tym evencie. </text:span></text:p>
      <text:p text:style-name="P5">Zdarzenia działają na zasadzie określanej potocznie mianem bąbelkowania co oznacza, że podlegają propagacji w górę czyli są przekazywane do rodzica a od rodzica do jego rodzica itd. Zdarzenie zostanie obsłużone przez<text:span text:style-name="T3"> te elementy, które mają zarejestrowane (dodane) słuchaczy.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Condensed1" svg:font-family="'DejaVu Sans Condensed'" style:font-family-generic="swiss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7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ek Raubuć</meta:initial-creator>
    <meta:creation-date>2020-08-14T08:10:15</meta:creation-date>
    <dc:date>2020-08-31T10:00:48.396401853</dc:date>
    <meta:editing-duration>PT4H5M16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2" meta:paragraph-count="45" meta:word-count="247" meta:character-count="1817" meta:non-whitespace-character-count="1571"/>
  </office:meta>
</office:document-meta>
</file>